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3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хническое задание на экспертизную систему</text:p>
      <text:list xml:id="list155848492" text:style-name="L1">
        <text:list-item>
          <text:p text:style-name="P2">Система должна работать на базе *nix.</text:p>
        </text:list-item>
        <text:list-item>
          <text:p text:style-name="P2">Система должна работать с образами жёстких дисков, на которых установлены ОС Windows и Linux.</text:p>
        </text:list-item>
        <text:list-item>
          <text:p text:style-name="P2">Должен быть доступен следующий функционал:</text:p>
        </text:list-item>
      </text:list>
      <text:list xml:id="list1545185570" text:style-name="L3">
        <text:list-item>
          <text:p text:style-name="P3">составление списка установленных программ;</text:p>
        </text:list-item>
        <text:list-item>
          <text:p text:style-name="P3">поиск файлов по имени;</text:p>
        </text:list-item>
        <text:list-item>
          <text:p text:style-name="P3">поиск файлов по содержанию;</text:p>
        </text:list-item>
        <text:list-item>
          <text:p text:style-name="P3">сбор журнальных файлов операционной системы;</text:p>
        </text:list-item>
        <text:list-item>
          <text:p text:style-name="P3">поиск событий в информации, собранной из журнальных файлов системы;</text:p>
        </text:list-item>
        <text:list-item>
          <text:p text:style-name="P3">сбор истории браузеров;</text:p>
        </text:list-item>
        <text:list-item>
          <text:p text:style-name="P3">поиск информации о посещении определённых сайтов;</text:p>
        </text:list-item>
        <text:list-item>
          <text:p text:style-name="P3">сбор переписки мессенджеров;</text:p>
        </text:list-item>
        <text:list-item>
          <text:p text:style-name="P3">поиск необходимых слов в переписке мессенджеров;</text:p>
        </text:list-item>
        <text:list-item>
          <text:p text:style-name="P3">сбор информации о параметрах подключения (из реестра в Windows и вам лучше знать откуда в Linux)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kg </meta:initial-creator>
    <meta:creation-date>2013-09-07T16:59:40</meta:creation-date>
    <dc:date>2013-09-07T17:19:49</dc:date>
    <dc:creator>seakg </dc:creator>
    <meta:editing-duration>PT4M39S</meta:editing-duration>
    <meta:editing-cycles>1</meta:editing-cycles>
    <meta:document-statistic meta:table-count="0" meta:image-count="0" meta:object-count="0" meta:page-count="1" meta:paragraph-count="14" meta:word-count="103" meta:character-count="678" meta:non-whitespace-character-count="602"/>
    <meta:generator>LibreOffice/3.5$Linux_x86 LibreOffice_project/350m1$Build-2</meta:generator>
  </office:meta>
</office:document-meta>
</file>